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333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soc5pow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SOC 5 Bill of Material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6-pin headers 2.54 mm spacing (break off 40-pin header strip)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6-pin headers 2.54 mm spacing (break off 40-pin header strip)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 uF 50 V radial electrolyti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uF 50 V radial electrolyti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30 uF 25 V radial electrolytic capacti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uF 25 V radial electrolyti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 uF 50 V radial electrolyti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 uF 50 V radial electrolyti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.7 u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.7 u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.7 u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.7 u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.2 u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.2 u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330 uF 25 V radial electrolytic capacti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50 p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50 p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50 p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50 p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 50 V ceramic disc capacitor, 2 kV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 nF 50 V ceramic disc capacitor, 2 kV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 uF 50 V radial electrolytic capacitor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50 p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733A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3 mm LED (color of your choice)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3 mm LED (color of your choice)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3 mm LED (color of your choice)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3 mm LED (color of your choice)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5-pin header socket 2.54 mm spacing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4 position JST 2.54 mm male pin connector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4 position JST 2.54 mm male pin connector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4 position JST 2.54 mm male pin connector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6 position JST 2.54 mm male pin connecto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9540N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540N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RF9540N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RF540N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IRF9540N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IRF540N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IRF9540N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IRF540N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5R 2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5R 2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R3 2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R 1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R 1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.5k ¼ watt resistor 0.1% precision (e.g. Vishay RN65C2501BB14)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9.9 ohm ¼ watt resistor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.5k ¼ watt resistor 0.1% precision (e.g. Vishay RN65C2501BB14)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5k ¼ watt resistor 0.1% precision (e.g. Vishay RN55C5001BRE6)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k ¼ watt resistor 0.1% precision (e.g. Vishay RN55C5001BRE6)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5k ¼ watt resistor 0.1% precision (e.g. Vishay RN55C5001BRE6)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5k ¼ watt resistor 0.1% precision (e.g. Vishay RN55C5001BRE6)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Y8CKIT-059</text:p>
          </table:table-cell>
        </table:table-row>
        <table:table-row table:style-name="ro1">
          <table:table-cell/>
          <table:table-cell office:value-type="string" calcext:value-type="string">
            <text:p>Solder 2.54 mm spacing pin headers into all three sides of target boar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7812 voltage regulato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C7660S voltage converter DIP-8 packag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UCC27423 DIP-8 package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UCC27423 DIP-8 package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7805 voltage regulator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TL082 JFET dual-op amp IC DIP-8 pack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09:25:34.520000000</dc:date>
    <meta:editing-duration>PT20M18S</meta:editing-duration>
    <meta:editing-cycles>4</meta:editing-cycles>
    <meta:generator>LibreOffice/5.4.0.3$Windows_x86 LibreOffice_project/7556cbc6811c9d992f4064ab9287069087d7f62c</meta:generator>
    <meta:document-statistic meta:table-count="1" meta:cell-count="268" meta:object-count="0"/>
  </office:meta>
</office:document-meta>
</file>